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7000001F5ADC571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.811cm" svg:height="13.255cm" svg:x="0.4cm" svg:y="0.6cm">
          <draw:image xlink:href="Pictures/10000000000002C7000001F5ADC571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-Philipp Kolb</meta:initial-creator>
    <meta:creation-date>2021-06-28T19:47:59.63</meta:creation-date>
    <meta:editing-duration>PT17M37S</meta:editing-duration>
    <meta:editing-cycles>2</meta:editing-cycles>
    <dc:date>2021-06-28T19:58:39.84</dc:date>
    <dc:creator>Jan-Philipp Kolb</dc:creator>
    <meta:document-statistic meta:object-count="24"/>
    <meta:generator>OpenOffice/4.1.7$Win32 OpenOffice.org_project/417m1$Build-9800</meta:generator>
  </office:meta>
</office:document-meta>
</file>